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7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  <table:table-cell table:formula="of:=[.FC36]-[.FC62]-[.FC88]" office:value-type="float" office:value="81" calcext:value-type="float">
            <text:p>81</text:p>
          </table:table-cell>
          <table:table-cell table:formula="of:=[.FD36]-[.FD62]-[.FD88]" office:value-type="float" office:value="81" calcext:value-type="float">
            <text:p>81</text:p>
          </table:table-cell>
          <table:table-cell table:formula="of:=[.FE36]-[.FE62]-[.FE88]" office:value-type="float" office:value="82" calcext:value-type="float">
            <text:p>82</text:p>
          </table:table-cell>
          <table:table-cell table:formula="of:=[.FF36]-[.FF62]-[.FF88]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2" calcext:value-type="float">
            <text:p>32</text:p>
          </table:table-cell>
          <table:table-cell table:formula="of:=[.FC46]-[.FC72]-[.FC98]" office:value-type="float" office:value="32" calcext:value-type="float">
            <text:p>32</text:p>
          </table:table-cell>
          <table:table-cell table:formula="of:=[.FD46]-[.FD72]-[.FD98]" office:value-type="float" office:value="33" calcext:value-type="float">
            <text:p>33</text:p>
          </table:table-cell>
          <table:table-cell table:formula="of:=[.FE46]-[.FE72]-[.FE98]" office:value-type="float" office:value="33" calcext:value-type="float">
            <text:p>33</text:p>
          </table:table-cell>
          <table:table-cell table:formula="of:=[.FF46]-[.FF72]-[.FF9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8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6" calcext:value-type="float">
            <text:p>-86456</text:p>
          </table:table-cell>
          <table:table-cell table:style-name="ce8" table:formula="of:=[.EX52]-[.EX78]-[.EX104]" office:value-type="float" office:value="-88980" calcext:value-type="float">
            <text:p>-88980</text:p>
          </table:table-cell>
          <table:table-cell table:formula="of:=[.EY52]-[.EY78]-[.EY104]" office:value-type="float" office:value="-91244" calcext:value-type="float">
            <text:p>-91244</text:p>
          </table:table-cell>
          <table:table-cell table:formula="of:=[.EZ52]-[.EZ78]-[.EZ104]" office:value-type="float" office:value="-94078" calcext:value-type="float">
            <text:p>-94078</text:p>
          </table:table-cell>
          <table:table-cell table:formula="of:=[.FA52]-[.FA78]-[.FA104]" office:value-type="float" office:value="-96904" calcext:value-type="float">
            <text:p>-96904</text:p>
          </table:table-cell>
          <table:table-cell table:formula="of:=[.FB52]-[.FB78]-[.FB104]" office:value-type="float" office:value="-99810" calcext:value-type="float">
            <text:p>-99810</text:p>
          </table:table-cell>
          <table:table-cell table:formula="of:=[.FC52]-[.FC78]-[.FC104]" office:value-type="float" office:value="-103255" calcext:value-type="float">
            <text:p>-103255</text:p>
          </table:table-cell>
          <table:table-cell table:formula="of:=[.FD52]-[.FD78]-[.FD104]" office:value-type="float" office:value="-108201" calcext:value-type="float">
            <text:p>-108201</text:p>
          </table:table-cell>
          <table:table-cell table:formula="of:=[.FE52]-[.FE78]-[.FE104]" office:value-type="float" office:value="-170069" calcext:value-type="float">
            <text:p>-170069</text:p>
          </table:table-cell>
          <table:table-cell table:formula="of:=[.FF52]-[.FF78]-[.FF104]" office:value-type="float" office:value="-174968" calcext:value-type="float">
            <text:p>-17496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7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6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7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2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4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6:30:20.702070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10T16:37:41.022258126</dc:date>
    <meta:editing-duration>PT13H15M53S</meta:editing-duration>
    <meta:editing-cycles>139</meta:editing-cycles>
    <meta:document-statistic meta:table-count="1" meta:cell-count="25434" meta:object-count="0"/>
  </office:meta>
</office:document-meta>
</file>